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  <style:text-properties officeooo:rsid="00325325" officeooo:paragraph-rsid="00466ada"/>
    </style:style>
    <style:style style:name="P2" style:family="paragraph" style:parent-style-name="Heading_20_2">
      <style:text-properties officeooo:paragraph-rsid="00466ada"/>
    </style:style>
    <style:style style:name="P3" style:family="paragraph" style:parent-style-name="Heading_20_3">
      <style:text-properties officeooo:paragraph-rsid="0045021f"/>
    </style:style>
    <style:style style:name="P4" style:family="paragraph" style:parent-style-name="Heading_20_3">
      <style:text-properties officeooo:paragraph-rsid="00466ada"/>
    </style:style>
    <style:style style:name="P5" style:family="paragraph" style:parent-style-name="Heading_20_3">
      <style:paragraph-properties fo:margin-top="0.199cm" fo:margin-bottom="0.101cm" loext:contextual-spacing="false"/>
      <style:text-properties officeooo:paragraph-rsid="00466ada"/>
    </style:style>
    <style:style style:name="P6" style:family="paragraph" style:parent-style-name="Text_20_body">
      <style:text-properties officeooo:rsid="00337a69" officeooo:paragraph-rsid="0045021f"/>
    </style:style>
    <style:style style:name="P7" style:family="paragraph" style:parent-style-name="Text_20_body">
      <style:text-properties officeooo:rsid="00325325" officeooo:paragraph-rsid="00466ada"/>
    </style:style>
    <style:style style:name="T1" style:family="text">
      <style:text-properties officeooo:rsid="00325325"/>
    </style:style>
    <style:style style:name="T2" style:family="text">
      <style:text-properties officeooo:rsid="0034e745"/>
    </style:style>
    <style:style style:name="T3" style:family="text">
      <style:text-properties officeooo:rsid="00337a69"/>
    </style:style>
    <style:style style:name="T4" style:family="text">
      <style:text-properties officeooo:rsid="0045021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eed You Now</text:h>
      <text:p text:style-name="P2">(<text:span text:style-name="T1">Lady Antebellum</text:span>)</text:p>
      <text:p text:style-name="Heading_20_3">[INTRO]</text:p>
      <text:p text:style-name="P7">F Am</text:p>
      <text:p text:style-name="P5">[VERSE 1]</text:p>
      <text:p text:style-name="P7">F <text:s text:c="48"/>Am</text:p>
      <text:p text:style-name="P7">Picture perfect memories scattered all around the floor</text:p>
      <text:p text:style-name="P7">F <text:s text:c="48"/>Am</text:p>
      <text:p text:style-name="P7">Reaching for the phone 'cause I can't fight it anymore</text:p>
      <text:p text:style-name="P7"><text:s text:c="6"/>F <text:s text:c="27"/>Am</text:p>
      <text:p text:style-name="P7">And I wonder if I ever cross your mind</text:p>
      <text:p text:style-name="P7"><text:s text:c="10"/>F <text:s text:c="16"/></text:p>
      <text:p text:style-name="P7">For me it happens all the time</text:p>
      <text:p text:style-name="P5">[CHORUS]</text:p>
      <text:p text:style-name="P7"><text:s text:c="7"/>C <text:s text:c="17"/></text:p>
      <text:p text:style-name="P7">It's a quarter after one, </text:p>
      <text:p text:style-name="P7"><text:s text:c="20"/>Em</text:p>
      <text:p text:style-name="P7">I'm all alone and I need you now</text:p>
      <text:p text:style-name="P7">C <text:s text:c="20"/></text:p>
      <text:p text:style-name="P7">Said I wouldn't come, </text:p>
      <text:p text:style-name="P7"><text:s text:c="29"/>Em</text:p>
      <text:p text:style-name="P7">but I lost all control and I need you now</text:p>
      <text:p text:style-name="P7"><text:s text:c="7"/>F <text:s text:c="30"/></text:p>
      <text:p text:style-name="P7">And I don't know how I can do without, </text:p>
      <text:p text:style-name="P7"><text:s text:c="21"/>Am</text:p>
      <text:p text:style-name="P7">I just need you now</text:p>
      <text:p text:style-name="P5">[VERSE 2]</text:p>
      <text:p text:style-name="P7"><text:s/>F <text:s text:c="48"/>Am</text:p>
      <text:p text:style-name="P7">Another shot of whiskey, can't stop looking at the door</text:p>
      <text:p text:style-name="P7">F <text:s text:c="47"/>Am</text:p>
      <text:p text:style-name="P7">Wishing you'd come sweeping in the way you did before</text:p>
      <text:p text:style-name="P7"><text:s text:c="6"/>F <text:s text:c="27"/>Am</text:p>
      <text:p text:style-name="P7">And I wonder if I ever cross your mind</text:p>
      <text:p text:style-name="P7"><text:s text:c="10"/>F <text:s text:c="16"/></text:p>
      <text:p text:style-name="P7">For me it happens all the time</text:p>
      <text:p text:style-name="P4"><text:soft-page-break/>[CHORUS]</text:p>
      <text:p text:style-name="P7"><text:s text:c="7"/>C <text:s text:c="17"/></text:p>
      <text:p text:style-name="P7">It's a quarter after one, </text:p>
      <text:p text:style-name="P7"><text:s text:c="25"/>Em</text:p>
      <text:p text:style-name="P7">I'm a little drunk and I need you now</text:p>
      <text:p text:style-name="P7">C <text:s text:c="20"/></text:p>
      <text:p text:style-name="P7">Said I wouldn't come, </text:p>
      <text:p text:style-name="P7"><text:s text:c="29"/>Em</text:p>
      <text:p text:style-name="P7">but I lost all control and I need you now</text:p>
      <text:p text:style-name="P7"><text:s text:c="7"/>F <text:s text:c="30"/></text:p>
      <text:p text:style-name="P7">And I don't know how I can do without, </text:p>
      <text:p text:style-name="P7"><text:s text:c="16"/></text:p>
      <text:p text:style-name="P7">I just need you now</text:p>
      <text:p text:style-name="P5">[BRIDGE]</text:p>
      <text:p text:style-name="P7">Am G <text:s text:c="2"/>C Em F G</text:p>
      <text:p text:style-name="P7">Am G <text:s text:c="2"/>C Em F G</text:p>
      <text:p text:style-name="P7"><text:s text:c="9"/>F <text:s text:c="30"/>Am G</text:p>
      <text:p text:style-name="P7">Yes I'd rather hurt than feel nothing at all</text:p>
      <text:p text:style-name="P5">[CHORUS]</text:p>
      <text:p text:style-name="P7"><text:s text:c="7"/>C <text:s text:c="17"/></text:p>
      <text:p text:style-name="P7">It's a quarter after one, </text:p>
      <text:p text:style-name="P7"><text:s text:c="20"/>Em</text:p>
      <text:p text:style-name="P7">I'm all alone and I need you now</text:p>
      <text:p text:style-name="P7"><text:s text:c="6"/>C <text:s text:c="20"/></text:p>
      <text:p text:style-name="P7">And I said I wouldn't call, </text:p>
      <text:p text:style-name="P7"><text:s text:c="29"/>Em</text:p>
      <text:p text:style-name="P7">but I'm a little drunk and I need you now</text:p>
      <text:p text:style-name="P7"><text:s text:c="7"/>F <text:s text:c="30"/></text:p>
      <text:p text:style-name="P7">And I don't know how I can do without, </text:p>
      <text:p text:style-name="P7"><text:s text:c="16"/>C</text:p>
      <text:p text:style-name="P7">I just need you now</text:p>
      <text:p text:style-name="P5">[OUTRO]</text:p>
      <text:p text:style-name="P7">Em <text:s text:c="14"/>C <text:s/>Em C</text:p>
      <text:p text:style-name="P7"><text:s/>I just need you now</text:p>
      <text:p text:style-name="P7">Em <text:s text:c="17"/>C <text:s/>Em C</text:p>
      <text:p text:style-name="P7"><text:s/>Oh baby I need you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14M44S</meta:editing-duration>
    <meta:editing-cycles>54</meta:editing-cycles>
    <meta:generator>LibreOffice/6.0.1.1$MacOSX_X86_64 LibreOffice_project/60bfb1526849283ce2491346ed2aa51c465abfe6</meta:generator>
    <dc:title>Lyrics + Chords</dc:title>
    <dc:date>2019-10-28T14:00:41.230537510</dc:date>
    <meta:print-date>2017-04-03T12:23:29.985893000</meta:print-date>
    <meta:document-statistic meta:table-count="0" meta:image-count="0" meta:object-count="0" meta:page-count="2" meta:paragraph-count="71" meta:word-count="287" meta:character-count="2036" meta:non-whitespace-character-count="95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